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1c6" officeooo:paragraph-rsid="001f91c6"/>
    </style:style>
    <style:style style:name="P2" style:family="paragraph" style:parent-style-name="Standard">
      <style:text-properties style:text-underline-style="solid" style:text-underline-width="auto" style:text-underline-color="font-color" officeooo:rsid="001f3957" officeooo:paragraph-rsid="001f3957"/>
    </style:style>
    <style:style style:name="P3" style:family="paragraph" style:parent-style-name="Standard">
      <style:text-properties style:text-underline-style="solid" style:text-underline-width="auto" style:text-underline-color="font-color" officeooo:rsid="001f3957" officeooo:paragraph-rsid="002cca58"/>
    </style:style>
    <style:style style:name="P4" style:family="paragraph" style:parent-style-name="Standard">
      <style:text-properties style:text-underline-style="solid" style:text-underline-width="auto" style:text-underline-color="font-color" officeooo:rsid="001f91c6" officeooo:paragraph-rsid="001f91c6"/>
    </style:style>
    <style:style style:name="P5" style:family="paragraph" style:parent-style-name="Standard">
      <style:text-properties style:text-underline-style="solid" style:text-underline-width="auto" style:text-underline-color="font-color" officeooo:rsid="0020f096" officeooo:paragraph-rsid="0020f096"/>
    </style:style>
    <style:style style:name="P6" style:family="paragraph" style:parent-style-name="Standard">
      <style:text-properties style:text-underline-style="solid" style:text-underline-width="auto" style:text-underline-color="font-color" officeooo:rsid="0021da8f" officeooo:paragraph-rsid="0021da8f"/>
    </style:style>
    <style:style style:name="P7" style:family="paragraph" style:parent-style-name="Standard">
      <style:text-properties style:text-underline-style="solid" style:text-underline-width="auto" style:text-underline-color="font-color" officeooo:rsid="002cca58" officeooo:paragraph-rsid="002cca58"/>
    </style:style>
    <style:style style:name="P8" style:family="paragraph" style:parent-style-name="Standard">
      <style:text-properties style:text-underline-style="solid" style:text-underline-width="auto" style:text-underline-color="font-color" officeooo:rsid="00331bfe" officeooo:paragraph-rsid="00331bfe"/>
    </style:style>
    <style:style style:name="P9" style:family="paragraph" style:parent-style-name="Standard">
      <style:text-properties style:text-underline-style="solid" style:text-underline-width="auto" style:text-underline-color="font-color" officeooo:rsid="00343d48" officeooo:paragraph-rsid="00343d48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35c78b" officeooo:paragraph-rsid="0035c78b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4097ff" officeooo:paragraph-rsid="004097f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rsid="003e49fa" officeooo:paragraph-rsid="003e49fa"/>
    </style:style>
    <style:style style:name="P13" style:family="paragraph" style:parent-style-name="Standard">
      <style:text-properties style:text-underline-style="solid" style:text-underline-width="auto" style:text-underline-color="font-color" officeooo:rsid="003e49fa" officeooo:paragraph-rsid="003f2f0b"/>
    </style:style>
    <style:style style:name="P14" style:family="paragraph" style:parent-style-name="Standard">
      <style:text-properties style:text-underline-style="solid" style:text-underline-width="auto" style:text-underline-color="font-color" officeooo:rsid="004097ff" officeooo:paragraph-rsid="004097ff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4097ff" officeooo:paragraph-rsid="004097ff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3e49fa" officeooo:paragraph-rsid="003f2f0b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officeooo:rsid="004be713" officeooo:paragraph-rsid="004be713"/>
    </style:style>
    <style:style style:name="P18" style:family="paragraph" style:parent-style-name="Standard">
      <style:text-properties style:text-underline-style="none" officeooo:rsid="001f91c6" officeooo:paragraph-rsid="001f91c6"/>
    </style:style>
    <style:style style:name="P19" style:family="paragraph" style:parent-style-name="Standard">
      <style:text-properties style:text-underline-style="none" officeooo:rsid="0020f096" officeooo:paragraph-rsid="0020f096"/>
    </style:style>
    <style:style style:name="P20" style:family="paragraph" style:parent-style-name="Standard">
      <style:text-properties style:text-underline-style="none" officeooo:rsid="0021da8f" officeooo:paragraph-rsid="0021da8f"/>
    </style:style>
    <style:style style:name="P21" style:family="paragraph" style:parent-style-name="Standard">
      <style:text-properties style:text-underline-style="none" officeooo:rsid="00222223" officeooo:paragraph-rsid="00222223"/>
    </style:style>
    <style:style style:name="P22" style:family="paragraph" style:parent-style-name="Standard">
      <style:text-properties style:text-underline-style="none" officeooo:rsid="0026d33e" officeooo:paragraph-rsid="0026d33e"/>
    </style:style>
    <style:style style:name="P23" style:family="paragraph" style:parent-style-name="Standard">
      <style:text-properties style:text-underline-style="none" officeooo:rsid="0026d33e" officeooo:paragraph-rsid="0026d584"/>
    </style:style>
    <style:style style:name="P24" style:family="paragraph" style:parent-style-name="Standard">
      <style:text-properties style:text-underline-style="none" officeooo:rsid="0026d33e" officeooo:paragraph-rsid="002c74ff"/>
    </style:style>
    <style:style style:name="P25" style:family="paragraph" style:parent-style-name="Standard">
      <style:text-properties style:text-underline-style="none" officeooo:rsid="0026d33e" officeooo:paragraph-rsid="002fc8d2"/>
    </style:style>
    <style:style style:name="P26" style:family="paragraph" style:parent-style-name="Standard">
      <style:text-properties style:text-underline-style="none" officeooo:rsid="0026d33e" officeooo:paragraph-rsid="0030a82f"/>
    </style:style>
    <style:style style:name="P27" style:family="paragraph" style:parent-style-name="Standard">
      <style:text-properties style:text-underline-style="none" fo:font-weight="normal" officeooo:rsid="002a1c0a" officeooo:paragraph-rsid="002a1c0a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a1c0a" officeooo:paragraph-rsid="0030a82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a1c0a" officeooo:paragraph-rsid="00316055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35c78b" officeooo:paragraph-rsid="0035c78b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36388b" officeooo:paragraph-rsid="0036388b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3e49fa" officeooo:paragraph-rsid="003e49fa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3e49fa" officeooo:paragraph-rsid="004be713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3d8e0a" officeooo:paragraph-rsid="003d8e0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405fee" officeooo:paragraph-rsid="003d8e0a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4097ff" officeooo:paragraph-rsid="003d8e0a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4097ff" officeooo:paragraph-rsid="004097ff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424662" officeooo:paragraph-rsid="004097ff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42cea7" officeooo:paragraph-rsid="004097ff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4ae318" officeooo:paragraph-rsid="004ae318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473527" officeooo:paragraph-rsid="0037693c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47c403" officeooo:paragraph-rsid="0037693c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487d50" officeooo:paragraph-rsid="0037693c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466cdb" officeooo:paragraph-rsid="0037693c" style:font-weight-asian="normal" style:font-weight-complex="normal"/>
    </style:style>
    <style:style style:name="P45" style:family="paragraph" style:parent-style-name="Standard">
      <style:text-properties style:text-underline-style="none" officeooo:rsid="002cca58" officeooo:paragraph-rsid="002cca58"/>
    </style:style>
    <style:style style:name="P46" style:family="paragraph" style:parent-style-name="Standard">
      <style:text-properties style:text-underline-style="none" officeooo:rsid="002cca58" officeooo:paragraph-rsid="002e9ebd"/>
    </style:style>
    <style:style style:name="P47" style:family="paragraph" style:parent-style-name="Standard">
      <style:text-properties style:text-underline-style="none" fo:font-weight="bold" officeooo:rsid="002a1c0a" officeooo:paragraph-rsid="0030a82f" style:font-weight-asian="bold" style:font-weight-complex="bold"/>
    </style:style>
    <style:style style:name="P48" style:family="paragraph" style:parent-style-name="Standard">
      <style:text-properties style:text-underline-style="none" fo:font-weight="bold" officeooo:rsid="0035c78b" officeooo:paragraph-rsid="0035c78b" style:font-weight-asian="bold" style:font-weight-complex="bold"/>
    </style:style>
    <style:style style:name="P49" style:family="paragraph" style:parent-style-name="Standard">
      <style:text-properties style:text-underline-style="none" fo:font-weight="bold" officeooo:rsid="0036388b" officeooo:paragraph-rsid="0036388b" style:font-weight-asian="bold" style:font-weight-complex="bold"/>
    </style:style>
    <style:style style:name="P50" style:family="paragraph" style:parent-style-name="Standard">
      <style:text-properties style:text-underline-style="none" fo:font-weight="bold" officeooo:rsid="00375454" officeooo:paragraph-rsid="00375454" style:font-weight-asian="bold" style:font-weight-complex="bold"/>
    </style:style>
    <style:style style:name="P51" style:family="paragraph" style:parent-style-name="Standard">
      <style:text-properties style:text-underline-style="none" fo:font-weight="bold" officeooo:rsid="0037693c" officeooo:paragraph-rsid="0037693c" style:font-weight-asian="bold" style:font-weight-complex="bold"/>
    </style:style>
    <style:style style:name="P52" style:family="paragraph" style:parent-style-name="Standard">
      <style:text-properties style:text-underline-style="none" fo:font-weight="bold" officeooo:rsid="003d8e0a" officeooo:paragraph-rsid="003d8e0a" style:font-weight-asian="bold" style:font-weight-complex="bold"/>
    </style:style>
    <style:style style:name="P53" style:family="paragraph" style:parent-style-name="Standard">
      <style:text-properties style:text-underline-style="none" fo:font-weight="bold" officeooo:rsid="00424662" officeooo:paragraph-rsid="004097ff" style:font-weight-asian="bold" style:font-weight-complex="bold"/>
    </style:style>
    <style:style style:name="P54" style:family="paragraph" style:parent-style-name="Standard">
      <style:text-properties style:text-underline-style="none" fo:font-weight="bold" officeooo:rsid="0042cea7" officeooo:paragraph-rsid="004097ff" style:font-weight-asian="bold" style:font-weight-complex="bold"/>
    </style:style>
    <style:style style:name="P55" style:family="paragraph" style:parent-style-name="Standard">
      <style:text-properties style:text-underline-style="none" fo:font-weight="bold" officeooo:rsid="004ae318" officeooo:paragraph-rsid="004ae318" style:font-weight-asian="bold" style:font-weight-complex="bold"/>
    </style:style>
    <style:style style:name="P56" style:family="paragraph" style:parent-style-name="Standard">
      <style:text-properties style:text-underline-style="none" fo:font-weight="bold" officeooo:rsid="003e49fa" officeooo:paragraph-rsid="003e49fa" style:font-weight-asian="bold" style:font-weight-complex="bold"/>
    </style:style>
    <style:style style:name="P57" style:family="paragraph" style:parent-style-name="Standard">
      <style:text-properties style:text-underline-style="none" fo:font-weight="bold" officeooo:rsid="00405fee" officeooo:paragraph-rsid="003d8e0a" style:font-weight-asian="bold" style:font-weight-complex="bold"/>
    </style:style>
    <style:style style:name="P58" style:family="paragraph" style:parent-style-name="Standard">
      <style:text-properties style:text-underline-style="none" fo:font-weight="bold" officeooo:rsid="004be713" officeooo:paragraph-rsid="004be713" style:font-weight-asian="bold" style:font-weight-complex="bold"/>
    </style:style>
    <style:style style:name="P59" style:family="paragraph" style:parent-style-name="Standard">
      <style:text-properties style:text-underline-style="none" officeooo:rsid="00331bfe" officeooo:paragraph-rsid="00331bfe"/>
    </style:style>
    <style:style style:name="P60" style:family="paragraph" style:parent-style-name="Standard">
      <style:text-properties style:text-underline-style="none" officeooo:rsid="00343d48" officeooo:paragraph-rsid="00343d48"/>
    </style:style>
    <style:style style:name="P61" style:family="paragraph" style:parent-style-name="Standard">
      <style:text-properties style:text-underline-style="none" officeooo:rsid="003e49fa" officeooo:paragraph-rsid="003e49fa"/>
    </style:style>
    <style:style style:name="P62" style:family="paragraph" style:parent-style-name="Standard">
      <style:text-properties style:text-underline-style="none" officeooo:rsid="003e49fa" officeooo:paragraph-rsid="003f2f0b"/>
    </style:style>
    <style:style style:name="P63" style:family="paragraph" style:parent-style-name="Standard">
      <style:text-properties style:text-underline-style="none" officeooo:paragraph-rsid="003e49fa"/>
    </style:style>
    <style:style style:name="P64" style:family="paragraph" style:parent-style-name="Standard">
      <style:text-properties fo:color="#c9211e" style:text-underline-style="none" officeooo:rsid="002c74ff" officeooo:paragraph-rsid="0026d33e"/>
    </style:style>
    <style:style style:name="P65" style:family="paragraph" style:parent-style-name="Standard">
      <style:text-properties fo:color="#c9211e" style:text-underline-style="none" officeooo:rsid="002c74ff" officeooo:paragraph-rsid="002c74ff"/>
    </style:style>
    <style:style style:name="P66" style:family="paragraph" style:parent-style-name="Standard">
      <style:text-properties fo:color="#c9211e" style:text-underline-style="none" officeooo:rsid="0026d33e" officeooo:paragraph-rsid="002c74ff"/>
    </style:style>
    <style:style style:name="P67" style:family="paragraph" style:parent-style-name="Standard">
      <style:text-properties fo:color="#c9211e" style:text-underline-style="none" officeooo:rsid="002cca58" officeooo:paragraph-rsid="002cca58"/>
    </style:style>
    <style:style style:name="P68" style:family="paragraph" style:parent-style-name="Standard">
      <style:text-properties fo:color="#c9211e" style:text-underline-style="none" fo:font-weight="normal" officeooo:rsid="00312968" officeooo:paragraph-rsid="00312968" style:font-weight-asian="normal" style:font-weight-complex="normal"/>
    </style:style>
    <style:style style:name="P69" style:family="paragraph" style:parent-style-name="Standard">
      <style:text-properties fo:color="#c9211e" style:text-underline-style="none" fo:font-weight="normal" officeooo:rsid="002a1c0a" officeooo:paragraph-rsid="00316055" style:font-weight-asian="normal" style:font-weight-complex="normal"/>
    </style:style>
    <style:style style:name="P70" style:family="paragraph" style:parent-style-name="Standard">
      <style:text-properties fo:color="#c9211e" style:text-underline-style="none" fo:font-weight="normal" officeooo:rsid="0036388b" officeooo:paragraph-rsid="0036388b" style:font-weight-asian="normal" style:font-weight-complex="normal"/>
    </style:style>
    <style:style style:name="P71" style:family="paragraph" style:parent-style-name="Standard">
      <style:text-properties fo:color="#1e6a39" style:text-underline-style="none" officeooo:rsid="0026d33e" officeooo:paragraph-rsid="0026d584"/>
    </style:style>
    <style:style style:name="P72" style:family="paragraph" style:parent-style-name="Standard">
      <style:text-properties fo:color="#000000" style:text-line-through-style="none" style:text-line-through-type="none" style:text-underline-style="none" officeooo:rsid="002e9ebd" officeooo:paragraph-rsid="002e9ebd"/>
    </style:style>
    <style:style style:name="P73" style:family="paragraph" style:parent-style-name="Standard">
      <style:text-properties fo:color="#000000" style:font-name="Droid Sans Mono" fo:font-size="12pt" fo:font-weight="normal" officeooo:rsid="00548520" officeooo:paragraph-rsid="00548520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text-properties officeooo:paragraph-rsid="003d8e0a"/>
    </style:style>
    <style:style style:name="P75" style:family="paragraph" style:parent-style-name="Standard">
      <style:text-properties officeooo:paragraph-rsid="004097ff"/>
    </style:style>
    <style:style style:name="P76" style:family="paragraph" style:parent-style-name="Standard">
      <style:text-properties fo:font-weight="bold" style:font-weight-asian="bold" style:font-weight-complex="bold"/>
    </style:style>
    <style:style style:name="P77" style:family="paragraph" style:parent-style-name="Standard">
      <style:text-properties fo:font-weight="bold" officeooo:paragraph-rsid="003d8e0a" style:font-weight-asian="bold" style:font-weight-complex="bold"/>
    </style:style>
    <style:style style:name="P78" style:family="paragraph" style:parent-style-name="Standard">
      <style:text-properties fo:font-weight="bold" officeooo:rsid="004db2d6" officeooo:paragraph-rsid="004db2d6" style:font-weight-asian="bold" style:font-weight-complex="bold"/>
    </style:style>
    <style:style style:name="P79" style:family="paragraph" style:parent-style-name="Standard">
      <style:text-properties fo:font-weight="bold" officeooo:rsid="00504f0c" officeooo:paragraph-rsid="00504f0c" style:font-weight-asian="bold" style:font-weight-complex="bold"/>
    </style:style>
    <style:style style:name="P80" style:family="paragraph" style:parent-style-name="Standard">
      <style:text-properties officeooo:rsid="004eb983" officeooo:paragraph-rsid="004eb983"/>
    </style:style>
    <style:style style:name="P81" style:family="paragraph" style:parent-style-name="Standard">
      <style:text-properties officeooo:rsid="00504f0c" officeooo:paragraph-rsid="00504f0c"/>
    </style:style>
    <style:style style:name="P82" style:family="paragraph" style:parent-style-name="Text_20_body">
      <style:text-properties style:text-underline-style="none" fo:font-weight="normal" officeooo:rsid="00385132" officeooo:paragraph-rsid="00385132" style:font-weight-asian="normal" style:font-weight-complex="normal"/>
    </style:style>
    <style:style style:name="P83" style:family="paragraph" style:parent-style-name="Text_20_body">
      <style:text-properties officeooo:rsid="00393b62" officeooo:paragraph-rsid="00393b62"/>
    </style:style>
    <style:style style:name="P8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e49fa" officeooo:paragraph-rsid="003e49fa" style:text-blinking="false" fo:background-color="#ffffff" style:font-weight-asian="normal" style:font-weight-complex="normal"/>
    </style:style>
    <style:style style:name="P85" style:family="paragraph" style:parent-style-name="Text_20_body">
      <style:text-properties officeooo:rsid="004db2d6" officeooo:paragraph-rsid="004db2d6"/>
    </style:style>
    <style:style style:name="P86" style:family="paragraph" style:parent-style-name="Text_20_body">
      <style:text-properties fo:font-weight="bold" officeooo:rsid="00504f0c" officeooo:paragraph-rsid="00504f0c" style:font-weight-asian="bold" style:font-weight-complex="bold"/>
    </style:style>
    <style:style style:name="P87" style:family="paragraph" style:parent-style-name="Text_20_body">
      <style:text-properties fo:font-weight="bold" officeooo:rsid="00540b96" officeooo:paragraph-rsid="00540b96" style:font-weight-asian="bold" style:font-weight-complex="bold"/>
    </style:style>
    <style:style style:name="P88" style:family="paragraph" style:parent-style-name="Text_20_body">
      <style:text-properties officeooo:rsid="00504f0c" officeooo:paragraph-rsid="00504f0c"/>
    </style:style>
    <style:style style:name="P89" style:family="paragraph" style:parent-style-name="Text_20_body">
      <style:text-properties officeooo:rsid="00548520" officeooo:paragraph-rsid="00548520"/>
    </style:style>
    <style:style style:name="P90" style:family="paragraph" style:parent-style-name="Text_20_body">
      <style:text-properties officeooo:rsid="0055d612" officeooo:paragraph-rsid="0055d612"/>
    </style:style>
    <style:style style:name="P91" style:family="paragraph" style:parent-style-name="Text_20_body">
      <style:text-properties fo:font-weight="normal" officeooo:rsid="0056dbbe" officeooo:paragraph-rsid="0056dbbe" style:font-weight-asian="normal" style:font-weight-complex="normal"/>
    </style:style>
    <style:style style:name="P92" style:family="paragraph" style:parent-style-name="Text_20_body">
      <style:text-properties fo:font-weight="normal" officeooo:rsid="0056dbbe" officeooo:paragraph-rsid="00585dcf" style:font-weight-asian="normal" style:font-weight-complex="normal"/>
    </style:style>
    <style:style style:name="P93" style:family="paragraph" style:parent-style-name="Text_20_body">
      <style:paragraph-properties fo:margin-top="0in" fo:margin-bottom="0in" loext:contextual-spacing="false" fo:line-height="138%" style:writing-mode="lr-tb"/>
    </style:style>
    <style:style style:name="P9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95" style:family="paragraph" style:parent-style-name="Heading_20_1">
      <style:text-properties officeooo:rsid="004db2d6" officeooo:paragraph-rsid="004db2d6"/>
    </style:style>
    <style:style style:name="P96" style:family="paragraph" style:parent-style-name="Heading_20_1">
      <style:text-properties officeooo:rsid="00540b96" officeooo:paragraph-rsid="00540b96"/>
    </style:style>
    <style:style style:name="P97" style:family="paragraph" style:parent-style-name="Heading_20_1">
      <style:text-properties officeooo:rsid="005962c0" officeooo:paragraph-rsid="005962c0"/>
    </style:style>
    <style:style style:name="P98" style:family="paragraph" style:parent-style-name="Heading_20_3">
      <style:text-properties officeooo:rsid="00331bfe" officeooo:paragraph-rsid="00331bfe"/>
    </style:style>
    <style:style style:name="P99" style:family="paragraph" style:parent-style-name="Heading_20_3">
      <style:text-properties style:text-underline-style="none" fo:font-weight="bold" officeooo:rsid="00331bfe" officeooo:paragraph-rsid="00385132" style:font-weight-asian="bold" style:font-weight-complex="bold"/>
    </style:style>
    <style:style style:name="P100" style:family="paragraph" style:parent-style-name="Heading_20_3">
      <style:text-properties officeooo:rsid="00504f0c" officeooo:paragraph-rsid="00504f0c"/>
    </style:style>
    <style:style style:name="P101" style:family="paragraph" style:parent-style-name="Heading_20_3">
      <style:text-properties officeooo:rsid="005de7b7" officeooo:paragraph-rsid="005de7b7"/>
    </style:style>
    <style:style style:name="P102" style:family="paragraph" style:parent-style-name="Standard" style:list-style-name="L2">
      <style:text-properties style:text-underline-style="none" fo:font-weight="normal" officeooo:rsid="003f2f0b" officeooo:paragraph-rsid="003f2f0b" style:font-weight-asian="normal" style:font-weight-complex="normal"/>
    </style:style>
    <style:style style:name="P103" style:family="paragraph" style:parent-style-name="Standard" style:list-style-name="L3">
      <style:text-properties officeooo:rsid="004f5307" officeooo:paragraph-rsid="004f5307"/>
    </style:style>
    <style:style style:name="P104" style:family="paragraph" style:parent-style-name="Standard" style:list-style-name="L3">
      <style:text-properties officeooo:rsid="00504f0c" officeooo:paragraph-rsid="00504f0c"/>
    </style:style>
    <style:style style:name="P105" style:family="paragraph" style:parent-style-name="Standard" style:list-style-name="L3">
      <style:text-properties officeooo:rsid="00540b96" officeooo:paragraph-rsid="00540b96"/>
    </style:style>
    <style:style style:name="P106" style:family="paragraph" style:parent-style-name="Text_20_body" style:list-style-name="L1">
      <style:text-properties style:text-underline-style="none" fo:font-weight="normal" officeooo:rsid="003bdbee" officeooo:paragraph-rsid="003bdbee" style:font-weight-asian="normal" style:font-weight-complex="normal"/>
    </style:style>
    <style:style style:name="P107" style:family="paragraph" style:parent-style-name="Text_20_body" style:list-style-name="L1">
      <style:text-properties officeooo:rsid="003d8e0a" officeooo:paragraph-rsid="003d8e0a"/>
    </style:style>
    <style:style style:name="P108" style:family="paragraph" style:parent-style-name="Text_20_body">
      <style:text-properties officeooo:rsid="005de7b7" officeooo:paragraph-rsid="005de7b7"/>
    </style:style>
    <style:style style:name="P109" style:family="paragraph" style:parent-style-name="Text_20_body">
      <style:text-properties fo:font-weight="bold" officeooo:rsid="005f8b4d" officeooo:paragraph-rsid="005f8b4d" style:font-weight-asian="bold" style:font-weight-complex="bold"/>
    </style:style>
    <style:style style:name="P110" style:family="paragraph" style:parent-style-name="Text_20_body">
      <style:text-properties fo:font-weight="bold" officeooo:rsid="006178a2" officeooo:paragraph-rsid="006178a2" style:font-weight-asian="bold" style:font-weight-complex="bold"/>
    </style:style>
    <style:style style:name="P111" style:family="paragraph" style:parent-style-name="Text_20_body">
      <style:text-properties fo:font-weight="bold" officeooo:rsid="0066e161" officeooo:paragraph-rsid="0066e161" style:font-weight-asian="bold" style:font-weight-complex="bold"/>
    </style:style>
    <style:style style:name="P112" style:family="paragraph" style:parent-style-name="Text_20_body">
      <style:text-properties fo:font-weight="bold" officeooo:rsid="0068dea2" officeooo:paragraph-rsid="0068dea2" style:font-weight-asian="bold" style:font-weight-complex="bold"/>
    </style:style>
    <style:style style:name="P113" style:family="paragraph" style:parent-style-name="Text_20_body">
      <style:text-properties fo:font-weight="bold" officeooo:rsid="006b968e" officeooo:paragraph-rsid="006b968e" style:font-weight-asian="bold" style:font-weight-complex="bold"/>
    </style:style>
    <style:style style:name="P114" style:family="paragraph" style:parent-style-name="Text_20_body">
      <style:text-properties fo:font-weight="normal" officeooo:rsid="005f8b4d" officeooo:paragraph-rsid="005f8b4d" style:font-weight-asian="normal" style:font-weight-complex="normal"/>
    </style:style>
    <style:style style:name="P115" style:family="paragraph" style:parent-style-name="Text_20_body">
      <style:text-properties fo:font-weight="normal" officeooo:rsid="006178a2" officeooo:paragraph-rsid="006178a2" style:font-weight-asian="normal" style:font-weight-complex="normal"/>
    </style:style>
    <style:style style:name="P116" style:family="paragraph" style:parent-style-name="Text_20_body">
      <style:text-properties fo:font-weight="normal" officeooo:rsid="00635229" officeooo:paragraph-rsid="00635229" style:font-weight-asian="normal" style:font-weight-complex="normal"/>
    </style:style>
    <style:style style:name="P117" style:family="paragraph" style:parent-style-name="Text_20_body">
      <style:text-properties fo:font-weight="normal" officeooo:rsid="0066e161" officeooo:paragraph-rsid="0066e161" style:font-weight-asian="normal" style:font-weight-complex="normal"/>
    </style:style>
    <style:style style:name="P118" style:family="paragraph" style:parent-style-name="Text_20_body">
      <style:text-properties fo:font-weight="normal" officeooo:rsid="006a241a" officeooo:paragraph-rsid="006a241a" style:font-weight-asian="normal" style:font-weight-complex="normal"/>
    </style:style>
    <style:style style:name="P119" style:family="paragraph" style:parent-style-name="Text_20_body">
      <style:text-properties fo:font-weight="normal" officeooo:rsid="006b968e" officeooo:paragraph-rsid="006b968e" style:font-weight-asian="normal" style:font-weight-complex="normal"/>
    </style:style>
    <style:style style:name="P120" style:family="paragraph" style:parent-style-name="Text_20_body">
      <style:text-properties officeooo:paragraph-rsid="0068dea2"/>
    </style:style>
    <style:style style:name="P121" style:family="paragraph" style:parent-style-name="Text_20_body">
      <style:text-properties officeooo:paragraph-rsid="006b968e"/>
    </style:style>
    <style:style style:name="T1" style:family="text">
      <style:text-properties officeooo:rsid="0026d584"/>
    </style:style>
    <style:style style:name="T2" style:family="text">
      <style:text-properties fo:color="#c9211e"/>
    </style:style>
    <style:style style:name="T3" style:family="text">
      <style:text-properties fo:color="#c9211e" officeooo:rsid="002c74ff"/>
    </style:style>
    <style:style style:name="T4" style:family="text">
      <style:text-properties fo:color="#c9211e" officeooo:rsid="0026d584"/>
    </style:style>
    <style:style style:name="T5" style:family="text">
      <style:text-properties fo:color="#c9211e" style:text-line-through-style="none" style:text-line-through-type="none"/>
    </style:style>
    <style:style style:name="T6" style:family="text">
      <style:text-properties fo:color="#c9211e" style:text-line-through-style="none" style:text-line-through-type="none" officeooo:rsid="002e9ebd"/>
    </style:style>
    <style:style style:name="T7" style:family="text">
      <style:text-properties fo:color="#c9211e" officeooo:rsid="002e9ebd"/>
    </style:style>
    <style:style style:name="T8" style:family="text">
      <style:text-properties fo:color="#c9211e" officeooo:rsid="002fc8d2"/>
    </style:style>
    <style:style style:name="T9" style:family="text">
      <style:text-properties fo:color="#c9211e" officeooo:rsid="0030a82f"/>
    </style:style>
    <style:style style:name="T10" style:family="text">
      <style:text-properties fo:color="#c9211e" officeooo:rsid="0047c403"/>
    </style:style>
    <style:style style:name="T11" style:family="text">
      <style:text-properties fo:color="#c9211e" officeooo:rsid="00487d50"/>
    </style:style>
    <style:style style:name="T12" style:family="text">
      <style:text-properties officeooo:rsid="002a1c0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1c0a" style:font-weight-asian="normal" style:font-weight-complex="normal"/>
    </style:style>
    <style:style style:name="T15" style:family="text">
      <style:text-properties fo:font-weight="normal" officeooo:rsid="00385132" style:font-weight-asian="normal" style:font-weight-complex="normal"/>
    </style:style>
    <style:style style:name="T16" style:family="text">
      <style:text-properties fo:font-weight="normal" officeooo:rsid="003d8e0a" style:font-weight-asian="normal" style:font-weight-complex="normal"/>
    </style:style>
    <style:style style:name="T17" style:family="text">
      <style:text-properties fo:font-weight="normal" officeooo:rsid="00473527" style:font-weight-asian="normal" style:font-weight-complex="normal"/>
    </style:style>
    <style:style style:name="T18" style:family="text">
      <style:text-properties fo:font-weight="normal" officeooo:rsid="0047c403" style:font-weight-asian="normal" style:font-weight-complex="normal"/>
    </style:style>
    <style:style style:name="T19" style:family="text">
      <style:text-properties fo:font-weight="normal" officeooo:rsid="00487d50" style:font-weight-asian="normal" style:font-weight-complex="normal"/>
    </style:style>
    <style:style style:name="T20" style:family="text">
      <style:text-properties fo:font-weight="normal" officeooo:rsid="00466cdb" style:font-weight-asian="normal" style:font-weight-complex="normal"/>
    </style:style>
    <style:style style:name="T21" style:family="text">
      <style:text-properties fo:font-weight="normal" officeooo:rsid="004932bb" style:font-weight-asian="normal" style:font-weight-complex="normal"/>
    </style:style>
    <style:style style:name="T22" style:family="text">
      <style:text-properties fo:font-weight="normal" officeooo:rsid="0037693c" style:font-weight-asian="normal" style:font-weight-complex="normal"/>
    </style:style>
    <style:style style:name="T23" style:family="text">
      <style:text-properties fo:font-weight="normal" officeooo:rsid="004ae318" style:font-weight-asian="normal" style:font-weight-complex="normal"/>
    </style:style>
    <style:style style:name="T24" style:family="text">
      <style:text-properties fo:font-weight="normal" officeooo:rsid="004be713" style:font-weight-asian="normal" style:font-weight-complex="normal"/>
    </style:style>
    <style:style style:name="T25" style:family="text">
      <style:text-properties fo:font-weight="normal" officeooo:rsid="003e49fa" style:font-weight-asian="normal" style:font-weight-complex="normal"/>
    </style:style>
    <style:style style:name="T26" style:family="text">
      <style:text-properties fo:font-weight="normal" officeooo:rsid="0056dbbe" style:font-weight-asian="normal" style:font-weight-complex="normal"/>
    </style:style>
    <style:style style:name="T27" style:family="text">
      <style:text-properties fo:font-weight="normal" officeooo:rsid="00585dcf" style:font-weight-asian="normal" style:font-weight-complex="normal"/>
    </style:style>
    <style:style style:name="T28" style:family="text">
      <style:text-properties fo:font-weight="normal" officeooo:rsid="0068dea2" style:font-weight-asian="normal" style:font-weight-complex="normal"/>
    </style:style>
    <style:style style:name="T29" style:family="text">
      <style:text-properties officeooo:rsid="002c74ff"/>
    </style:style>
    <style:style style:name="T30" style:family="text">
      <style:text-properties officeooo:rsid="002cadce"/>
    </style:style>
    <style:style style:name="T31" style:family="text">
      <style:text-properties style:text-line-through-style="none" style:text-line-through-type="none" officeooo:rsid="002e9ebd"/>
    </style:style>
    <style:style style:name="T32" style:family="text">
      <style:text-properties fo:color="#000000" officeooo:rsid="002c74ff"/>
    </style:style>
    <style:style style:name="T33" style:family="text">
      <style:text-properties fo:color="#000000" officeooo:rsid="002881a5"/>
    </style:style>
    <style:style style:name="T34" style:family="text">
      <style:text-properties fo:color="#000000" fo:font-size="15pt" style:text-underline-style="none" fo:font-weight="bold" style:font-size-asian="15pt" style:font-weight-asian="bold" style:font-size-complex="15pt" style:font-weight-complex="bold"/>
    </style:style>
    <style:style style:name="T35" style:family="text">
      <style:text-properties fo:color="#000000" fo:font-size="15pt" style:text-underline-style="none" fo:font-weight="bold" officeooo:rsid="00331bfe" style:font-size-asian="15pt" style:font-weight-asian="bold" style:font-size-complex="15pt" style:font-weight-complex="bold"/>
    </style:style>
    <style:style style:name="T36" style:family="text">
      <style:text-properties fo:color="#1e6a39"/>
    </style:style>
    <style:style style:name="T37" style:family="text">
      <style:text-properties fo:color="#1e6a39" officeooo:rsid="002fc8d2"/>
    </style:style>
    <style:style style:name="T38" style:family="text">
      <style:text-properties officeooo:rsid="0030a82f"/>
    </style:style>
    <style:style style:name="T39" style:family="text">
      <style:text-properties officeooo:rsid="00316055"/>
    </style:style>
    <style:style style:name="T40" style:family="text">
      <style:text-properties style:text-underline-style="none" fo:font-weight="bold" officeooo:rsid="003d8e0a" style:font-weight-asian="bold" style:font-weight-complex="bold"/>
    </style:style>
    <style:style style:name="T41" style:family="text">
      <style:text-properties style:text-underline-style="none" fo:font-weight="bold" officeooo:rsid="004097ff" style:font-weight-asian="bold" style:font-weight-complex="bold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3bdbee" style:font-weight-asian="normal" style:font-weight-complex="normal"/>
    </style:style>
    <style:style style:name="T44" style:family="text">
      <style:text-properties style:text-underline-style="none" fo:font-weight="normal" officeooo:rsid="003d8e0a" style:font-weight-asian="normal" style:font-weight-complex="normal"/>
    </style:style>
    <style:style style:name="T45" style:family="text">
      <style:text-properties style:text-underline-style="none" fo:font-weight="normal" officeooo:rsid="003e49fa" style:font-weight-asian="normal" style:font-weight-complex="normal"/>
    </style:style>
    <style:style style:name="T46" style:family="text">
      <style:text-properties style:text-underline-style="none" fo:font-weight="normal" officeooo:rsid="00405fee" style:font-weight-asian="normal" style:font-weight-complex="normal"/>
    </style:style>
    <style:style style:name="T47" style:family="text">
      <style:text-properties style:text-underline-style="none" fo:font-weight="normal" officeooo:rsid="004097ff" style:font-weight-asian="normal" style:font-weight-complex="normal"/>
    </style:style>
    <style:style style:name="T48" style:family="text">
      <style:text-properties style:text-underline-style="none" fo:font-weight="normal" officeooo:rsid="00424662" style:font-weight-asian="normal" style:font-weight-complex="normal"/>
    </style:style>
    <style:style style:name="T49" style:family="text">
      <style:text-properties style:text-underline-style="none" officeooo:rsid="00424662"/>
    </style:style>
    <style:style style:name="T50" style:family="text">
      <style:text-properties style:text-underline-style="none" officeooo:rsid="0042cea7"/>
    </style:style>
    <style:style style:name="T51" style:family="text">
      <style:text-properties style:text-underline-style="none" officeooo:rsid="003d8e0a"/>
    </style:style>
    <style:style style:name="T52" style:family="text">
      <style:text-properties style:text-underline-style="none" officeooo:rsid="00405fee"/>
    </style:style>
    <style:style style:name="T53" style:family="text">
      <style:text-properties officeooo:rsid="0037693c"/>
    </style:style>
    <style:style style:name="T54" style:family="text">
      <style:text-properties officeooo:rsid="00385132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3f2f0b" style:font-weight-asian="bold" style:font-weight-complex="bold"/>
    </style:style>
    <style:style style:name="T57" style:family="text">
      <style:text-properties fo:font-weight="bold" officeooo:rsid="003e49fa" style:font-weight-asian="bold" style:font-weight-complex="bold"/>
    </style:style>
    <style:style style:name="T58" style:family="text">
      <style:text-properties fo:font-weight="bold" officeooo:rsid="0055d612" style:font-weight-asian="bold" style:font-weight-complex="bold"/>
    </style:style>
    <style:style style:name="T59" style:family="text">
      <style:text-properties fo:font-weight="bold" officeooo:rsid="0068dea2" style:font-weight-asian="bold" style:font-weight-complex="bold"/>
    </style:style>
    <style:style style:name="T60" style:family="text">
      <style:text-properties officeooo:rsid="003f2f0b"/>
    </style:style>
    <style:style style:name="T61" style:family="text">
      <style:text-properties officeooo:rsid="00466cdb"/>
    </style:style>
    <style:style style:name="T62" style:family="text">
      <style:text-properties officeooo:rsid="00487d50"/>
    </style:style>
    <style:style style:name="T63" style:family="text">
      <style:text-properties officeooo:rsid="004932bb"/>
    </style:style>
    <style:style style:name="T64" style:family="text">
      <style:text-properties officeooo:rsid="004ae318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8e0a" style:text-blinking="false" fo:background-color="#ffffff" loext:char-shading-value="0" style:font-weight-asian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e318" style:text-blinking="false" fo:background-color="#ffffff" loext:char-shading-value="0" style:font-weight-asian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be713" style:text-blinking="false" fo:background-color="#ffffff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style:text-blinking="false" fo:background-color="#ffffff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officeooo:rsid="004be713" style:text-blinking="false" fo:background-color="#ffffff" loext:char-shading-value="0"/>
    </style:style>
    <style:style style:name="T71" style:family="text">
      <style:text-properties officeooo:rsid="004be713"/>
    </style:style>
    <style:style style:name="T72" style:family="text">
      <style:text-properties officeooo:rsid="0055d612"/>
    </style:style>
    <style:style style:name="T73" style:family="text">
      <style:text-properties officeooo:rsid="00585dcf"/>
    </style:style>
    <style:style style:name="T74" style:family="text">
      <style:text-properties officeooo:rsid="005f8b4d"/>
    </style:style>
    <style:style style:name="T75" style:family="text">
      <style:text-properties officeooo:rsid="006178a2"/>
    </style:style>
    <style:style style:name="T76" style:family="text">
      <style:text-properties officeooo:rsid="00635229"/>
    </style:style>
    <style:style style:name="T77" style:family="text">
      <style:text-properties officeooo:rsid="00652d4b"/>
    </style:style>
    <style:style style:name="T78" style:family="text">
      <style:text-properties officeooo:rsid="0068de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ux commands</text:p>
      <text:p text:style-name="P46">ls <text:span text:style-name="T31">-a -</text:span><text:span text:style-name="T6">shows both hidden and unhidden </text:span><text:span text:style-name="T5">folders/</text:span><text:span text:style-name="T6">files</text:span></text:p>
      <text:p text:style-name="P72">ls -sa -</text:p>
      <text:p text:style-name="P45">ls -la -<text:span text:style-name="T2">time when folders/</text:span><text:span text:style-name="T7">files</text:span><text:span text:style-name="T2"> were created</text:span></text:p>
      <text:p text:style-name="P67"/>
      <text:p text:style-name="P3"/>
      <text:p text:style-name="P2"/>
      <text:p text:style-name="P2">Comparison operators</text:p>
      <text:p text:style-name="P1">==</text:p>
      <text:p text:style-name="P1">!=</text:p>
      <text:p text:style-name="P1">&lt;=</text:p>
      <text:p text:style-name="P1">&lt;</text:p>
      <text:p text:style-name="P1">&gt;=</text:p>
      <text:p text:style-name="P1">&gt;</text:p>
      <text:p text:style-name="P4">Assignment operators</text:p>
      <text:p text:style-name="P18">=</text:p>
      <text:p text:style-name="P5">Identity operators</text:p>
      <text:p text:style-name="P19">determine if the variables have the same identity(data type or value)</text:p>
      <text:p text:style-name="P19"/>
      <text:p text:style-name="P20">*variable is a name that refers to a value</text:p>
      <text:p text:style-name="P20"/>
      <text:p text:style-name="P6">Date types</text:p>
      <text:p text:style-name="P20">integers</text:p>
      <text:p text:style-name="P20">strings</text:p>
      <text:p text:style-name="P20">floats</text:p>
      <text:p text:style-name="P20"/>
      <text:p text:style-name="P21">change data type- c=float(a)</text:p>
      <text:p text:style-name="P21"/>
      <text:p text:style-name="P21"/>
      <text:p text:style-name="P22">x=”abc”<text:span text:style-name="T3">declares a variable</text:span></text:p>
      <text:p text:style-name="P64"/>
      <text:p text:style-name="P22">type(x) -<text:span text:style-name="T3">know the data type</text:span></text:p>
      <text:p text:style-name="P64"/>
      <text:p text:style-name="P22"><text:span text:style-name="T29">print(</text:span>"I love"+"AkiraChix"<text:span text:style-name="T29">) </text:span><text:span text:style-name="T3">forms sentence</text:span></text:p>
      <text:p text:style-name="P24">"1"+"2"<text:span text:style-name="T2"> <text:s text:c="2"/></text:span><text:span text:style-name="T3">forms 12</text:span><text:span text:style-name="T2"> </text:span></text:p>
      <text:p text:style-name="P66"><text:s text:c="26"/></text:p>
      <text:p text:style-name="P22">"1"*3 <text:s text:c="2"/><text:span text:style-name="T3">repeats 1 thrice</text:span></text:p>
      <text:p text:style-name="P64"/>
      <text:p text:style-name="P22">print("I love AkiraChix") </text:p>
      <text:p text:style-name="P22"/>
      <text:p text:style-name="P22">print("AkiraChix","is a","gold","school") <text:s/>=<text:span text:style-name="T2">AkiraChix is a gold school</text:span></text:p>
      <text:p text:style-name="P22"/>
      <text:p text:style-name="P24">x="cat" <text:span text:style-name="T3">declares a variable</text:span></text:p>
      <text:p text:style-name="P24">y="dog"<text:span text:style-name="T3">declares a variable</text:span></text:p>
      <text:p text:style-name="P22">print(“{y }is better than {x}") <text:s/><text:span text:style-name="T1">=</text:span><text:span text:style-name="T4">dog</text:span><text:span text:style-name="T1"> is better than </text:span><text:span text:style-name="T4">cat</text:span></text:p>
      <text:p text:style-name="P22"/>
      <text:p text:style-name="P22">name="Rachel"</text:p>
      <text:p text:style-name="P23">balance=500</text:p>
      <text:p text:style-name="P23">print(f"Hello {name},your balance is {balance}") <text:s text:c="3"/><text:span text:style-name="T1">=</text:span><text:span text:style-name="T2">Hello Rachel,your balance is 500</text:span></text:p>
      <text:p text:style-name="P23"/>
      <text:p text:style-name="P23">print("Hello\b AkiraChix") <text:s/><text:span text:style-name="T1">=</text:span>Hell AkiraChix<text:span text:style-name="T2"> </text:span><text:span text:style-name="T3">character before</text:span></text:p>
      <text:p text:style-name="P23"/>
      <text:p text:style-name="P24"><text:soft-page-break/>print("Hello \r AkiraChix") <text:s text:c="3"/><text:span text:style-name="T1">=</text:span>AkiraChix <text:span text:style-name="T3">word before</text:span></text:p>
      <text:p text:style-name="P65"/>
      <text:p text:style-name="P25"><text:span text:style-name="T32">print("Hello\tAkiraChix") <text:s text:c="2"/></text:span><text:span text:style-name="T3"><text:s text:c="3"/></text:span><text:span text:style-name="T33">=</text:span><text:span text:style-name="T32">Hello<text:tab/> AkiraChix</text:span><text:span text:style-name="T3"> creates space </text:span></text:p>
      <text:p text:style-name="P23"/>
      <text:p text:style-name="P23">print("Hello\n AkiraChix") <text:s text:c="2"/><text:span text:style-name="T1">=</text:span>Hello <text:s text:c="12"/><text:span text:style-name="T3">enter </text:span><text:span text:style-name="T8">1</text:span></text:p>
      <text:p text:style-name="P23"><text:s text:c="49"/>AkiraChix<text:span text:style-name="T3"> </text:span></text:p>
      <text:p text:style-name="P23"/>
      <text:p text:style-name="P25">print("Hello\v AkiraChix") <text:s text:c="4"/><text:span text:style-name="T30">=</text:span>Hello <text:s text:c="6"/><text:span text:style-name="T3">enter</text:span><text:span text:style-name="T8">2</text:span></text:p>
      <text:p text:style-name="P23"><text:s text:c="60"/>AkiraChix</text:p>
      <text:p text:style-name="P23"/>
      <text:p text:style-name="P25"><text:span text:style-name="T36">**print("Hello \a <text:s/>AkiraChix") <text:s text:c="3"/></text:span><text:span text:style-name="T37">=</text:span><text:span text:style-name="T36">Hello <text:s text:c="2"/>AkiraChix <text:s text:c="2"/></text:span></text:p>
      <text:p text:style-name="P23"/>
      <text:p text:style-name="P71">print("a/ ab")</text:p>
      <text:p text:style-name="P71">a/ ab</text:p>
      <text:p text:style-name="P71">&gt;&gt;&gt; print("a/ ab")</text:p>
      <text:p text:style-name="P71">a/ ab</text:p>
      <text:p text:style-name="P23"/>
      <text:p text:style-name="P26"><text:span text:style-name="T14">&gt;&gt;&gt; </text:span>len("AkiraChix ") <text:s text:c="3"/><text:span text:style-name="T12">=10 <text:s text:c="2"/></text:span><text:span text:style-name="T8">length of value</text:span></text:p>
      <text:p text:style-name="P23"/>
      <text:p text:style-name="P26"><text:span text:style-name="T14">&gt;&gt;&gt; </text:span>"a"in "AkiraChiz" <text:s text:c="3"/><text:span text:style-name="T12">=</text:span>True <text:span text:style-name="T8">check if the char is in the value</text:span></text:p>
      <text:p text:style-name="P23"><text:s/></text:p>
      <text:p text:style-name="P47"><text:span text:style-name="T13">&gt;&gt;&gt; </text:span>s=<text:span text:style-name="T13">”Akirachix”</text:span></text:p>
      <text:p text:style-name="P28">&gt;&gt;&gt; x="I am a student"</text:p>
      <text:p text:style-name="P27"/>
      <text:p text:style-name="P27"/>
      <text:p text:style-name="P28"><text:s/>&gt;&gt;&gt; s.upper() <text:s text:c="2"/></text:p>
      <text:p text:style-name="P27">'AKIRACHIX'</text:p>
      <text:p text:style-name="P27"/>
      <text:p text:style-name="P27">&gt;&gt;&gt; s.lower()</text:p>
      <text:p text:style-name="P27">'akirachix'</text:p>
      <text:p text:style-name="P27"/>
      <text:p text:style-name="P27">&gt;&gt;&gt; s.title() <text:s text:c="9"/><text:span text:style-name="T9">first letter of every word</text:span></text:p>
      <text:p text:style-name="P27">'Akira <text:s/><text:span text:style-name="T38">C</text:span>hix'</text:p>
      <text:p text:style-name="P27"/>
      <text:p text:style-name="P27">&gt;&gt;&gt; x.capitalize() <text:s text:c="2"/><text:span text:style-name="T9">first letter of the string</text:span></text:p>
      <text:p text:style-name="P27">'I am a student'</text:p>
      <text:p text:style-name="P27"/>
      <text:p text:style-name="P27"/>
      <text:p text:style-name="P27">&gt;&gt;&gt; s.count("a") <text:s text:c="3"/><text:span text:style-name="T9">check for occurrence of “a”</text:span></text:p>
      <text:p text:style-name="P27">1</text:p>
      <text:p text:style-name="P27"/>
      <text:p text:style-name="P27">&gt;&gt;&gt; s.count("b")</text:p>
      <text:p text:style-name="P27">0</text:p>
      <text:p text:style-name="P27"/>
      <text:p text:style-name="P27">&gt;&gt;&gt; s.replace("a","b")</text:p>
      <text:p text:style-name="P27">'AkirbChix'</text:p>
      <text:p text:style-name="P27"/>
      <text:p text:style-name="P27">&gt;&gt;&gt; s <text:s text:c="19"/><text:span text:style-name="T9">alt to print</text:span></text:p>
      <text:p text:style-name="P27">'AkiraChix'</text:p>
      <text:p text:style-name="P27"/>
      <text:p text:style-name="P27">&gt;&gt;&gt; z=s.replace("a","b")</text:p>
      <text:p text:style-name="P27">&gt;&gt;&gt; z</text:p>
      <text:p text:style-name="P27"><text:soft-page-break/>'AkirbChix'</text:p>
      <text:p text:style-name="P27"/>
      <text:p text:style-name="P27">&gt;&gt;&gt; s.endswith("x")</text:p>
      <text:p text:style-name="P27">True</text:p>
      <text:p text:style-name="P27">&gt;&gt;&gt; s.startswith("A")</text:p>
      <text:p text:style-name="P27">True</text:p>
      <text:p text:style-name="P27">&gt;&gt;&gt; s.startswith("a")</text:p>
      <text:p text:style-name="P27">False</text:p>
      <text:p text:style-name="P27"/>
      <text:p text:style-name="P27">&gt;&gt;&gt; s.islower()</text:p>
      <text:p text:style-name="P27">False</text:p>
      <text:p text:style-name="P27">&gt;&gt;&gt; x.islower()</text:p>
      <text:p text:style-name="P27">False</text:p>
      <text:p text:style-name="P27">&gt;&gt;&gt; x.isupper()</text:p>
      <text:p text:style-name="P27">False</text:p>
      <text:p text:style-name="P27"/>
      <text:p text:style-name="P27">&gt;&gt;&gt; "HELLO".isupper()</text:p>
      <text:p text:style-name="P27">True</text:p>
      <text:p text:style-name="P27"/>
      <text:p text:style-name="P27"/>
      <text:p text:style-name="P27">&gt;&gt;&gt; "135".isnumeric()</text:p>
      <text:p text:style-name="P27">True</text:p>
      <text:p text:style-name="P27">&gt;&gt;&gt; "20 years".isnumeric()</text:p>
      <text:p text:style-name="P27">False</text:p>
      <text:p text:style-name="P27"/>
      <text:p text:style-name="P27">&gt;&gt;&gt; "20".isalpha()</text:p>
      <text:p text:style-name="P27">False</text:p>
      <text:p text:style-name="P27">&gt;&gt;&gt; s.isalpha() <text:s text:c="27"/><text:span text:style-name="T2"><text:s/></text:span><text:span text:style-name="T9">alphabet</text:span></text:p>
      <text:p text:style-name="P27">True</text:p>
      <text:p text:style-name="P27">&gt;&gt;&gt; "20 years".isalpha()</text:p>
      <text:p text:style-name="P27">False</text:p>
      <text:p text:style-name="P27"/>
      <text:p text:style-name="P27">&gt;&gt;&gt; s.isalnum()</text:p>
      <text:p text:style-name="P27">True</text:p>
      <text:p text:style-name="P27">&gt;&gt;&gt; "20".isalnum()</text:p>
      <text:p text:style-name="P27">True</text:p>
      <text:p text:style-name="P27">&gt;&gt;&gt; "20 years".isalnum()</text:p>
      <text:p text:style-name="P27">False</text:p>
      <text:p text:style-name="P27">&gt;&gt;&gt; s.isdigit()</text:p>
      <text:p text:style-name="P27">False</text:p>
      <text:p text:style-name="P27">&gt;&gt;&gt; "20".isdigit()</text:p>
      <text:p text:style-name="P27">True</text:p>
      <text:p text:style-name="P27">&gt;&gt;&gt; "20 years".isdigit()</text:p>
      <text:p text:style-name="P27">False</text:p>
      <text:p text:style-name="P27">&gt;&gt;&gt; s.index("A")</text:p>
      <text:p text:style-name="P27">0</text:p>
      <text:p text:style-name="P27">&gt;&gt;&gt; s.index("a")</text:p>
      <text:p text:style-name="P27">4</text:p>
      <text:p text:style-name="P27">&gt;&gt;&gt; s.index("z")</text:p>
      <text:p text:style-name="P68">Brings an error</text:p>
      <text:p text:style-name="P68"/>
      <text:p text:style-name="P69">&gt;&gt;&gt; s.find("A") <text:s text:c="2"/></text:p>
      <text:p text:style-name="P69"><text:soft-page-break/>0</text:p>
      <text:p text:style-name="P69">&gt;&gt;&gt; s.find("a") <text:s text:c="12"/><text:span text:style-name="T39">alt of index</text:span></text:p>
      <text:p text:style-name="P69">4</text:p>
      <text:p text:style-name="P69">&gt;&gt;&gt; s.find("x")</text:p>
      <text:p text:style-name="P69">8</text:p>
      <text:p text:style-name="P29"/>
      <text:h text:style-name="P98" text:outline-level="3">String indexing</text:h>
      <text:p text:style-name="P23"/>
      <text:p text:style-name="P8">Positive number indexing</text:p>
      <text:p text:style-name="P59"/>
      <text:p text:style-name="P59">using positive numbers from left to right</text:p>
      <text:p text:style-name="P59"/>
      <text:p text:style-name="P8">Negative number indexing</text:p>
      <text:p text:style-name="P59"/>
      <text:p text:style-name="P59">using negative numbers from right to left</text:p>
      <text:p text:style-name="P59"/>
      <text:p text:style-name="P9">Slicing</text:p>
      <text:p text:style-name="P60"/>
      <text:p text:style-name="P60">It starts with a given index positioning not including the second index position</text:p>
      <text:p text:style-name="P60"/>
      <text:p text:style-name="P60"/>
      <text:p text:style-name="P48">Data structures</text:p>
      <text:p text:style-name="P48"/>
      <text:p text:style-name="P10">List data structure</text:p>
      <text:p text:style-name="P10"/>
      <text:p text:style-name="P30">Values in the list don’t have to be of the same data type.</text:p>
      <text:p text:style-name="P30"/>
      <text:p text:style-name="P31">Examples of list structures</text:p>
      <text:p text:style-name="P31">1.concatenation(+)</text:p>
      <text:p text:style-name="P31">2.repetition(*)</text:p>
      <text:p text:style-name="P70"/>
      <text:p text:style-name="P31"/>
      <text:p text:style-name="P49">List methods</text:p>
      <text:p text:style-name="P50">lists are nisrers</text:p>
      <text:p text:style-name="P50"><text:s/></text:p>
      <text:p text:style-name="P50"><text:span text:style-name="T63">list1.</text:span>exten<text:span text:style-name="T53">d</text:span><text:span text:style-name="T63">(list2)</text:span><text:span text:style-name="T53"> <text:s/></text:span><text:span text:style-name="T22"><text:s/>-</text:span><text:span text:style-name="T21">add a list</text:span></text:p>
      <text:p text:style-name="P50"/>
      <text:p text:style-name="P51">.insert(<text:span text:style-name="T10">index,element</text:span>) - <text:s text:c="3"/><text:span text:style-name="T17">replaces elements in the list</text:span></text:p>
      <text:p text:style-name="P41"/>
      <text:p text:style-name="P51">.sort() <text:s/>- <text:s text:c="4"/><text:span text:style-name="T13">alphabetic order</text:span><text:span text:style-name="T17">(ignore uppercase)</text:span></text:p>
      <text:p text:style-name="P41"/>
      <text:p text:style-name="P51">.reverse() <text:s/><text:span text:style-name="T13">- <text:s/></text:span><text:span text:style-name="T18">reverse the order of the elements</text:span></text:p>
      <text:p text:style-name="P42"/>
      <text:p text:style-name="P51">.pop(<text:span text:style-name="T11">index-to-be-removed</text:span>) <text:span text:style-name="T13"><text:s text:c="2"/>-</text:span><text:span text:style-name="T19">remove <text:s/>elements at specific index</text:span></text:p>
      <text:p text:style-name="P43"/>
      <text:p text:style-name="P51">.remove(item) <text:s/><text:span text:style-name="T13">-</text:span><text:span text:style-name="T19">remove item </text:span></text:p>
      <text:p text:style-name="P43"/>
      <text:p text:style-name="P51">.append(item) <text:s/>-<text:span text:style-name="T20">adds values</text:span></text:p>
      <text:p text:style-name="P44"/>
      <text:p text:style-name="P51">len(<text:span text:style-name="T62">listName</text:span>) <text:s text:c="2"/><text:span text:style-name="T13">-</text:span><text:span text:style-name="T19">find length of list</text:span></text:p>
      <text:p text:style-name="P43"/>
      <text:h text:style-name="P99" text:outline-level="3"><text:soft-page-break/><text:span text:style-name="T54">List</text:span> indexing</text:h>
      <text:h text:style-name="P99" text:outline-level="3"><text:span text:style-name="T54">List</text:span> <text:span text:style-name="T54">traversal-</text:span><text:span text:style-name="T15">going through a list and performing a operation on each value of the list</text:span></text:h>
      <text:p text:style-name="P82"><text:span text:style-name="T61">F</text:span>or loop is used</text:p>
      <text:p text:style-name="P83"><text:span text:style-name="T35">L</text:span><text:span text:style-name="T34">ist comprehension</text:span></text:p>
      <text:list xml:id="list1286591110" text:style-name="L1">
        <text:list-item>
          <text:p text:style-name="P106">Creating a new list from an existing list by forming an operation on each value in the list.</text:p>
        </text:list-item>
        <text:list-item>
          <text:p text:style-name="P107"><text:span text:style-name="T43">L</text:span><text:span text:style-name="T42">ong method</text:span></text:p>
        </text:list-item>
      </text:list>
      <text:p text:style-name="P51">&gt;&gt;&gt; a=[2,7,9,10]</text:p>
      <text:p text:style-name="P51">&gt;&gt;&gt; b=[]</text:p>
      <text:p text:style-name="P51">&gt;&gt;&gt; a=[30,9,12,27]</text:p>
      <text:p text:style-name="P51">&gt;&gt;&gt; for i in a:b .append(i*10)</text:p>
      <text:p text:style-name="P51">... </text:p>
      <text:p text:style-name="P51">&gt;&gt;&gt; print(b)</text:p>
      <text:p text:style-name="P51">[300, 90, 120, 270]</text:p>
      <text:p text:style-name="P51"/>
      <text:p text:style-name="P55">b=<text:span text:style-name="T53">[300, 90, 120, 270]</text:span></text:p>
      <text:p text:style-name="P52"><text:span text:style-name="T64">c</text:span>=[i/10 for i in <text:span text:style-name="T64">b]</text:span></text:p>
      <text:p text:style-name="P52">&gt;&gt;&gt; print(c)</text:p>
      <text:p text:style-name="P52">[]</text:p>
      <text:p text:style-name="P52">&gt;&gt;&gt; c=[i*10 for i in a]</text:p>
      <text:p text:style-name="P52">&gt;&gt;&gt; print(c)</text:p>
      <text:p text:style-name="P52">[300, 90, 120, 270]</text:p>
      <text:p text:style-name="P52"/>
      <text:p text:style-name="P74"><text:span text:style-name="T40">-Tuple </text:span><text:span text:style-name="T45">i</text:span><text:span text:style-name="T44">s <text:s/>a sequence of python objects/types that are </text:span><text:bookmark text:name="docs-internal-guid-28f9c893-7fff-0530-9acc-97dbc00ab61c"/><text:span text:style-name="T66">enclosed  in parenthesis.</text:span></text:p>
      <text:p text:style-name="P74"><text:span text:style-name="T67">-They are</text:span><text:span text:style-name="T66"> immutable</text:span></text:p>
      <text:p text:style-name="P34"/>
      <text:p text:style-name="P12"><text:span text:style-name="T16">O</text:span><text:span text:style-name="T13">perations</text:span></text:p>
      <text:p text:style-name="P84"><text:bookmark text:name="docs-internal-guid-7eb6bc58-7fff-ff14-c733-cd96b9cfa1b8"/>a=(1,2,3,4,5)</text:p>
      <text:p text:style-name="P93"><text:span text:style-name="T65">B = </text:span><text:span text:style-name="T68">(</text:span><text:span text:style-name="T65">“a”,”b”,”C”,”d”</text:span><text:span text:style-name="T68">)</text:span></text:p>
      <text:p text:style-name="P94"/>
      <text:p text:style-name="P61"><text:span text:style-name="T13">1</text:span><text:span text:style-name="T55">. len -</text:span><text:span text:style-name="T13">length </text:span><text:span text:style-name="T23">of the </text:span><text:span text:style-name="T24">tuple</text:span></text:p>
      <text:p text:style-name="P40">len.a <text:s/>=5</text:p>
      <text:p text:style-name="P40"/>
      <text:p text:style-name="P61"><text:span text:style-name="T13">2. </text:span><text:span text:style-name="T55">concatenation</text:span><text:span text:style-name="T13"> – joins two </text:span><text:span text:style-name="T24">tuples</text:span></text:p>
      <text:p text:style-name="P32">c=a+b</text:p>
      <text:p text:style-name="P32"><text:s/></text:p>
      <text:p text:style-name="P61"><text:span text:style-name="T13">3.</text:span><text:span text:style-name="T55">repeat</text:span><text:span text:style-name="T13">- by repeating the tuple a number of times</text:span></text:p>
      <text:p text:style-name="P32">c=a*3</text:p>
      <text:p text:style-name="P63"><text:span text:style-name="T25">4.</text:span><text:span text:style-name="T57">for x in b <text:s/>-</text:span><text:span text:style-name="T69">Membership check</text:span><text:span text:style-name="T70">(false or true)</text:span></text:p>
      <text:p text:style-name="Text_20_body"/>
      <text:p text:style-name="P32"/>
      <text:p text:style-name="P32">-<text:span text:style-name="T56">Set </text:span><text:span text:style-name="T60">is a sequence of comma separated values enclosed in curly brackets </text:span></text:p>
      <text:list xml:id="list4219197734" text:style-name="L2">
        <text:list-item>
          <text:p text:style-name="P102">Values in a set can not be duplicate<text:span text:style-name="T71">d</text:span></text:p>
        </text:list-item>
        <text:list-item>
          <text:p text:style-name="P102"/>
        </text:list-item>
      </text:list>
      <text:p text:style-name="P32"/>
      <text:p text:style-name="P13"><text:span text:style-name="T16">O</text:span><text:span text:style-name="T13">perations</text:span></text:p>
      <text:p text:style-name="P16"><text:soft-page-break/></text:p>
      <text:p text:style-name="P17"><text:span text:style-name="T42">s1=</text:span><text:span text:style-name="T45">{1, 2, 3, 4, 5, 6}</text:span></text:p>
      <text:p text:style-name="P33"/>
      <text:p text:style-name="P62"><text:span text:style-name="T13">*</text:span><text:span text:style-name="T56">add to a list</text:span></text:p>
      <text:p text:style-name="P32">s1.add(6)</text:p>
      <text:p text:style-name="P32">&gt;&gt;&gt; print(s1)</text:p>
      <text:p text:style-name="P32">{1, 2, 3, 4, 5, 6}</text:p>
      <text:p text:style-name="P32"/>
      <text:p text:style-name="P56">*<text:span text:style-name="T60">remove from the set</text:span></text:p>
      <text:p text:style-name="P33">s1.<text:span text:style-name="T71">remove</text:span>(6)</text:p>
      <text:p text:style-name="P33">&gt;&gt;&gt; print(s1)</text:p>
      <text:p text:style-name="P33">{1, 2, 3, 4, 5}</text:p>
      <text:p text:style-name="P33"/>
      <text:p text:style-name="P77"><text:span text:style-name="T51">*</text:span><text:span text:style-name="T52">difference</text:span></text:p>
      <text:p text:style-name="P35">-Returns a set containing values in the first set that have not been listed in the first set</text:p>
      <text:p text:style-name="P35"/>
      <text:p text:style-name="P35"/>
      <text:p text:style-name="P57">*intersection</text:p>
      <text:p text:style-name="P35">-Returns a set which has values <text:span text:style-name="T71">t</text:span>hat are common in both sides.</text:p>
      <text:p text:style-name="P58">common</text:p>
      <text:p text:style-name="P35"/>
      <text:p text:style-name="P57">*union</text:p>
      <text:p text:style-name="P74"><text:span text:style-name="T46">-</text:span><text:span text:style-name="T47">Returns the set with values of both sets without writing duplicates.</text:span></text:p>
      <text:p text:style-name="P58">All without duplicates</text:p>
      <text:p text:style-name="P36"/>
      <text:p text:style-name="P74"><text:span text:style-name="T47">-</text:span><text:span text:style-name="T41">Dictionary</text:span></text:p>
      <text:p text:style-name="P75"><text:span text:style-name="T41">-</text:span><text:span text:style-name="T47">A sequence of key and value pairs. Each element in a dictionary has a key and value .</text:span></text:p>
      <text:p text:style-name="P37">-All keys must be unique.</text:p>
      <text:p text:style-name="P37">-They are mutable</text:p>
      <text:p text:style-name="P37"/>
      <text:p text:style-name="P15">Operations</text:p>
      <text:p text:style-name="P14"><text:span text:style-name="T42">*</text:span><text:span text:style-name="T48">Get the value given a key in the dictionary</text:span></text:p>
      <text:p text:style-name="P38"/>
      <text:p text:style-name="P53">countries={"Kenya":254,"Uganda":256,"Rwanda":250}</text:p>
      <text:p text:style-name="P53">&gt;&gt;&gt; countries["Uganda"]</text:p>
      <text:p text:style-name="P53">256</text:p>
      <text:p text:style-name="P38"/>
      <text:p text:style-name="P38">*Add a key value pair to a dictionary</text:p>
      <text:p text:style-name="P38"/>
      <text:p text:style-name="P53">countries["Tanzania"]=257</text:p>
      <text:p text:style-name="P53">&gt;&gt;&gt; countries</text:p>
      <text:p text:style-name="P53">{'Kenya': 254, 'Uganda': 256, 'Rwanda': 250, 'Tanzania': 257}</text:p>
      <text:p text:style-name="P53"/>
      <text:p text:style-name="P11"><text:span text:style-name="T49">*</text:span><text:span text:style-name="T48">Change the value <text:s/>allocated with a key in an dictionary</text:span></text:p>
      <text:p text:style-name="P38"/>
      <text:p text:style-name="P53">countries</text:p>
      <text:p text:style-name="P53">{'Kenya': 254, 'Uganda': 256, 'Rwanda': 250, 'Tanzania': 256}</text:p>
      <text:p text:style-name="P53"/>
      <text:p text:style-name="P11"><text:span text:style-name="T49">*</text:span><text:span text:style-name="T48">Remove a key value per from the dictionary</text:span></text:p>
      <text:p text:style-name="P38"/>
      <text:p text:style-name="P11"><text:span text:style-name="T48"><text:s/></text:span><text:span text:style-name="T49">countries.pop("Kenya")</text:span></text:p>
      <text:p text:style-name="P53">254</text:p>
      <text:p text:style-name="P53"><text:soft-page-break/>&gt;&gt;&gt; countries</text:p>
      <text:p text:style-name="P53">{'Uganda': 256, 'Rwanda': 250, 'Tanzania': 256}</text:p>
      <text:p text:style-name="P53"/>
      <text:p text:style-name="P15"><text:span text:style-name="T49">* </text:span><text:span text:style-name="T50">Check if a key exists in the dictionary</text:span></text:p>
      <text:p text:style-name="P39"/>
      <text:p text:style-name="P54">"Rwanda" in countries</text:p>
      <text:p text:style-name="P54">True</text:p>
      <text:p text:style-name="P54">&gt;&gt;&gt; "Kenya" in countries</text:p>
      <text:p text:style-name="P54">False</text:p>
      <text:p text:style-name="P39"/>
      <text:p text:style-name="P15"><text:span text:style-name="T49">*</text:span><text:span text:style-name="T50">Get all values in the dictionary</text:span></text:p>
      <text:p text:style-name="P39"/>
      <text:p text:style-name="P39"/>
      <text:p text:style-name="P39"/>
      <text:h text:style-name="P95" text:outline-level="1">Functions</text:h>
      <text:p text:style-name="P85">*Block of code that takes optionally accepts some input,carries out operation then optionally returns an output.</text:p>
      <text:p text:style-name="P39"/>
      <text:p text:style-name="P76">How we write it</text:p>
      <text:p text:style-name="P78"/>
      <text:p text:style-name="Standard">def colors(a,b,c,d);</text:p>
      <text:p text:style-name="Standard">compute</text:p>
      <text:p text:style-name="Standard">return output</text:p>
      <text:p text:style-name="Standard"/>
      <text:p text:style-name="P80">package,model,</text:p>
      <text:p text:style-name="P80">function,hello.py,hello function</text:p>
      <text:p text:style-name="Standard"/>
      <text:p text:style-name="Standard"/>
      <text:h text:style-name="Heading_20_2" text:outline-level="2">Function naming rules and conventions</text:h>
      <text:p text:style-name="P86">Syntax rules</text:p>
      <text:list xml:id="list4281853443" text:style-name="L3">
        <text:list-item>
          <text:p text:style-name="P103">function should start with a letter, but can contain a number</text:p>
        </text:list-item>
        <text:list-item>
          <text:p text:style-name="P104">function name can not contain spaces</text:p>
          <text:p text:style-name="P104"/>
        </text:list-item>
      </text:list>
      <text:p text:style-name="P79">Conventional rules</text:p>
      <text:list xml:id="list170546606280181" text:continue-numbering="true" text:style-name="L3">
        <text:list-item>
          <text:p text:style-name="P104">if a function name has more than one word, combine with an underscore</text:p>
        </text:list-item>
        <text:list-item>
          <text:p text:style-name="P104">function name should not have capital letters</text:p>
        </text:list-item>
        <text:list-item>
          <text:p text:style-name="P104">function names should be descriptive/accurately describe what the function does</text:p>
        </text:list-item>
        <text:list-item>
          <text:p text:style-name="P105">can not use a keyword</text:p>
        </text:list-item>
      </text:list>
      <text:p text:style-name="P81"/>
      <text:p text:style-name="P38"/>
      <text:h text:style-name="P100" text:outline-level="3">The Return keyword</text:h>
      <text:p text:style-name="P88">A function can have an optional return keyword that returns an output and ends the function</text:p>
      <text:p text:style-name="P88"/>
      <text:p text:style-name="P87">from filename import function name</text:p>
      <text:h text:style-name="P96" text:outline-level="1"><text:soft-page-break/>Keyword and positional arguments</text:h>
      <text:p text:style-name="P89">Positional arguments</text:p>
      <text:p text:style-name="P89">They are passed to the function based on their order in the function definition.</text:p>
      <text:p text:style-name="P73">year_of_birth(name, age)</text:p>
      <text:p text:style-name="P73"/>
      <text:p text:style-name="P89"/>
      <text:p text:style-name="P89">Keyword arguments</text:p>
      <text:p text:style-name="P89">Are passed to the function by explicitly specifying the name of the arguments.</text:p>
      <text:p text:style-name="P90">Passing any number of arguments</text:p>
      <text:p text:style-name="P90">To accept more <text:s/>than one arguments, we define the function wit only one parameter that adding an <text:span text:style-name="T55">* </text:span><text:span text:style-name="T13">before the argument name. </text:span><text:span text:style-name="T26">To </text:span><text:span text:style-name="T27">List</text:span></text:p>
      <text:p text:style-name="P91">A function that can accept any numbers any number of keyword arguments,<text:span text:style-name="T72"> we define the function wit only one parameter that adding an </text:span><text:span text:style-name="T58">** </text:span><text:span text:style-name="T72">before the argument name. </text:span><text:span text:style-name="T73">To Dictionary</text:span></text:p>
      <text:p text:style-name="P92">A function that can accept any numbers any number o<text:span text:style-name="T73">e can define a function <text:s/>with a parameter which has a default value. If no argument is passed when the function is invoked it will the default value in place.</text:span></text:p>
      <text:p text:style-name="P92"/>
      <text:h text:style-name="P97" text:outline-level="1">Control flow</text:h>
      <text:p text:style-name="P108">Involves the control of the order of execution.</text:p>
      <text:h text:style-name="P101" text:outline-level="3">Range function</text:h>
      <text:p text:style-name="P108">Gen<text:span text:style-name="T74">e</text:span>rates a iterator containing a sequence of numbers.</text:p>
      <text:p text:style-name="P109">IF statement</text:p>
      <text:p text:style-name="P114">Checks a express<text:span text:style-name="T75">i</text:span>on if is true or fals<text:span text:style-name="T75">e. <text:s/>It can be combined with an optional else statement.</text:span></text:p>
      <text:p text:style-name="P115">The code inside the else statement scope is executed if the if statement return false</text:p>
      <text:p text:style-name="P110">El<text:span text:style-name="T76">if </text:span>stat<text:span text:style-name="T76">ements</text:span></text:p>
      <text:p text:style-name="P116">It allows us to do multiple <text:s/>comparisons when combined with <text:span text:style-name="T77">if statement.</text:span></text:p>
      <text:p text:style-name="P111">Combine logical operators</text:p>
      <text:p text:style-name="P117">This can be done using <text:span text:style-name="T59">a</text:span><text:span text:style-name="T55">nd, </text:span><text:span text:style-name="T59">o</text:span><text:span text:style-name="T55">r and </text:span><text:span text:style-name="T59">n</text:span><text:span text:style-name="T55">ot</text:span></text:p>
      <text:p text:style-name="P117">It can be used to do more than operation on an if/elif statement</text:p>
      <text:p text:style-name="P117"><text:s/><text:span text:style-name="T78">&gt;&gt;&gt;</text:span>True and True</text:p>
      <text:p text:style-name="P117">True</text:p>
      <text:p text:style-name="P117">&gt;&gt;&gt; True and False</text:p>
      <text:p text:style-name="P117">False</text:p>
      <text:p text:style-name="P117"><text:soft-page-break/>&gt;&gt;&gt; True or True</text:p>
      <text:p text:style-name="P117">True</text:p>
      <text:p text:style-name="P117">&gt;&gt;&gt; True or False</text:p>
      <text:p text:style-name="P117">True</text:p>
      <text:p text:style-name="P117">&gt;&gt;&gt; False and False</text:p>
      <text:p text:style-name="P117">False</text:p>
      <text:p text:style-name="P117">&gt;&gt;&gt; False and True</text:p>
      <text:p text:style-name="P117">False</text:p>
      <text:p text:style-name="P117">&gt;&gt;&gt; False or False</text:p>
      <text:p text:style-name="P117">False</text:p>
      <text:p text:style-name="P117">&gt;&gt;&gt; False or <text:span text:style-name="T78">T</text:span>rue</text:p>
      <text:p text:style-name="P120"><text:span text:style-name="T28">True</text:span></text:p>
      <text:p text:style-name="P120"><text:span text:style-name="T28"/></text:p>
      <text:p text:style-name="P112">While statement</text:p>
      <text:p text:style-name="P118">Continues to iterate as long as a given condition is true</text:p>
      <text:p text:style-name="P113">Break statement</text:p>
      <text:p text:style-name="P119">Stops the while loop from iterating even if the condition is met/true</text:p>
      <text:p text:style-name="P113">Continue statement</text:p>
      <text:p text:style-name="P121"><text:span text:style-name="T13">It skips the reminder of the current iteration and moves to the next.</text:span></text:p>
      <text:p text:style-name="P1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4T13:43:05.194393142</meta:creation-date>
    <dc:date>2023-04-28T17:05:45.315821844</dc:date>
    <meta:editing-duration>P4DT20H8M18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9" meta:paragraph-count="289" meta:word-count="1220" meta:character-count="7812" meta:non-whitespace-character-count="6569"/>
  </office:meta>
</office:document-meta>
</file>